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7b2" officeooo:paragraph-rsid="000687b2"/>
    </style:style>
    <style:style style:name="P2" style:family="paragraph" style:parent-style-name="Standard">
      <style:text-properties officeooo:rsid="000687b2" officeooo:paragraph-rsid="0009dc05"/>
    </style:style>
    <style:style style:name="P3" style:family="paragraph" style:parent-style-name="Standard">
      <style:text-properties officeooo:rsid="000808f3" officeooo:paragraph-rsid="000808f3"/>
    </style:style>
    <style:style style:name="T1" style:family="text">
      <style:text-properties officeooo:rsid="000808f3"/>
    </style:style>
    <style:style style:name="T2" style:family="text">
      <style:text-properties officeooo:rsid="0008f87c"/>
    </style:style>
    <style:style style:name="T3" style:family="text">
      <style:text-properties officeooo:rsid="0009dc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pp (</text:span>React Native<text:span text:style-name="T1">)</text:span> <text:span text:style-name="T1">de</text:span> uma empresa de segurança chamada "Fatec Security" <text:span text:style-name="T1">para </text:span><text:span text:style-name="T2">controlar a</text:span><text:span text:style-name="T1"> entrada </text:span><text:span text:style-name="T2">de estudantes na</text:span><text:span text:style-name="T1"> escola/</text:span><text:span text:style-name="T2">faculdade</text:span><text:span text:style-name="T1">.</text:span> <text:span text:style-name="T1">Perfil do Aluno,</text:span> Foto do <text:span text:style-name="T1">aluno</text:span> (link <text:span text:style-name="T3">G</text:span><text:span text:style-name="T1">ithub</text:span>), Nome (TextInput), Idade (TextInput), Sexo (Picker), Escolaridade (Picker), <text:span text:style-name="T3">Matrícula </text:span>(TextInput), <text:span text:style-name="T1">Fatecano</text:span> (Switch). <text:span text:style-name="T1">B</text:span>otão <text:span text:style-name="T3">CONFIRMAR</text:span> (Button) exib<text:span text:style-name="T1">e</text:span> <text:span text:style-name="T2">mensagem “Perfil incluido com sucesso!”</text:span> (Texts). Um contador de <text:span text:style-name="T2">alunos</text:span>, Switch Dia ( tela clara) e Noite (tela escura) com Async Storage e Tarefas com SQLite (Tarefas: Realizar Ronda ou Controlar Fila).</text:p>
      <text:p text:style-name="P1"/>
      <text:p text:style-name="P3">import React, { useState, useEffect } from 'react';</text:p>
      <text:p text:style-name="P3">import { View, Text, TextInput, Picker, Switch, Button, ScrollView, Pressable, Image, StyleSheet } from 'react-native';</text:p>
      <text:p text:style-name="P3"/>
      <text:p text:style-name="P3">const App = () =&gt; {</text:p>
      <text:p text:style-name="P3"><text:s text:c="2"/>const [nome, setNome] = useState('');</text:p>
      <text:p text:style-name="P3"><text:s text:c="2"/>const [idade, setIdade] = useState('');</text:p>
      <text:p text:style-name="P3"><text:s text:c="2"/>const [sexo, setSexo] = useState('Masculino');</text:p>
      <text:p text:style-name="P3"><text:s text:c="2"/>const [escolaridade, setEscolaridade] = useState('Ensino Médio');</text:p>
      <text:p text:style-name="P3"><text:s text:c="2"/>const [fatecano, setFatecano] = useState(false);</text:p>
      <text:p text:style-name="P3"><text:s text:c="2"/>const [matricula, setMatricula] = useState('');</text:p>
      <text:p text:style-name="P3"><text:s text:c="2"/>const [contadorAlunos, setContadorAlunos] = useState(0);</text:p>
      <text:p text:style-name="P3"><text:s text:c="2"/>const [modoNoturno, setModoNoturno] = useState(false);</text:p>
      <text:p text:style-name="P3"><text:s text:c="2"/>const [tarefa, setTarefa] = useState('');</text:p>
      <text:p text:style-name="P3"><text:s text:c="2"/>const [cep, setCep] = useState('');</text:p>
      <text:p text:style-name="P3"><text:s text:c="2"/>const [endereco, setEndereco] = useState('');</text:p>
      <text:p text:style-name="P3"><text:s text:c="2"/>const [exibirMensagem, setExibirMensagem] = useState(false);</text:p>
      <text:p text:style-name="P3"/>
      <text:p text:style-name="P3"><text:s text:c="2"/>useEffect(() =&gt; {</text:p>
      <text:p text:style-name="P3"><text:s text:c="4"/>if (modoNoturno) {</text:p>
      <text:p text:style-name="P3"><text:s text:c="6"/>document.body.style.backgroundColor = '#333';</text:p>
      <text:p text:style-name="P3"><text:s text:c="6"/>document.body.style.color = '#fff';</text:p>
      <text:p text:style-name="P3"><text:s text:c="4"/>} else {</text:p>
      <text:p text:style-name="P3"><text:s text:c="6"/>document.body.style.backgroundColor = '#fff';</text:p>
      <text:p text:style-name="P3"><text:s text:c="6"/>document.body.style.color = '#333';</text:p>
      <text:p text:style-name="P3"><text:s text:c="4"/>}</text:p>
      <text:p text:style-name="P3"><text:s text:c="2"/>}, [modoNoturno]);</text:p>
      <text:p text:style-name="P3"/>
      <text:p text:style-name="P3"><text:s text:c="2"/>const salvarDados = () =&gt; {</text:p>
      <text:p text:style-name="P3"><text:s text:c="4"/>setExibirMensagem(true);</text:p>
      <text:p text:style-name="P3"><text:s text:c="4"/>console.log('Dados salvos:', { nome, idade, sexo, escolaridade, fatecano, tarefa, matricula });</text:p>
      <text:p text:style-name="P3"><text:s text:c="4"/>// Limpar os dados após salvar</text:p>
      <text:p text:style-name="P3"><text:s text:c="4"/>setNome('');</text:p>
      <text:p text:style-name="P3"><text:s text:c="4"/>setIdade('');</text:p>
      <text:p text:style-name="P3"><text:s text:c="4"/>setSexo('Masculino');</text:p>
      <text:p text:style-name="P3"><text:s text:c="4"/>setEscolaridade('Ensino Médio');</text:p>
      <text:p text:style-name="P3"><text:s text:c="4"/>setFatecano(false);</text:p>
      <text:p text:style-name="P3"><text:s text:c="4"/>setMatricula('');</text:p>
      <text:p text:style-name="P3"><text:s text:c="4"/>setTarefa('');</text:p>
      <text:p text:style-name="P3"><text:s text:c="4"/>setEndereco('');</text:p>
      <text:p text:style-name="P3"><text:s text:c="2"/>};</text:p>
      <text:p text:style-name="P3"/>
      <text:p text:style-name="P3"><text:s text:c="2"/>const adicionarTarefa = (descricao) =&gt; {</text:p>
      <text:p text:style-name="P3"><text:s text:c="4"/>setTarefa(descricao);</text:p>
      <text:p text:style-name="P3"><text:s text:c="2"/>};</text:p>
      <text:p text:style-name="P3"><text:soft-page-break/></text:p>
      <text:p text:style-name="P3"><text:s text:c="2"/>const consultarCep = async () =&gt; {</text:p>
      <text:p text:style-name="P3"><text:s text:c="4"/>try {</text:p>
      <text:p text:style-name="P3"><text:s text:c="6"/>const response = await fetch(`https://viacep.com.br/ws/${cep}/json/`);</text:p>
      <text:p text:style-name="P3"><text:s text:c="6"/>const data = await response.json();</text:p>
      <text:p text:style-name="P3"><text:s text:c="6"/>setEndereco(data.logradouro || 'Endereço não encontrado');</text:p>
      <text:p text:style-name="P3"><text:s text:c="4"/>} catch (error) {</text:p>
      <text:p text:style-name="P3"><text:s text:c="6"/>console.error('Erro ao consultar o CEP:', error.message);</text:p>
      <text:p text:style-name="P3"><text:s text:c="6"/>setEndereco('Endereço não encontrado');</text:p>
      <text:p text:style-name="P3"><text:s text:c="4"/>}</text:p>
      <text:p text:style-name="P3"><text:s text:c="2"/>};</text:p>
      <text:p text:style-name="P3"/>
      <text:p text:style-name="P3"><text:s text:c="2"/>return (</text:p>
      <text:p text:style-name="P3"><text:s text:c="4"/>&lt;ScrollView style={modoNoturno ? styles.containerDark : styles.containerLight}&gt;</text:p>
      <text:p text:style-name="P3"><text:s text:c="6"/>&lt;Text style={modoNoturno ? styles.sectionHeaderDark : styles.sectionHeaderLight}&gt;</text:p>
      <text:p text:style-name="P3"><text:s text:c="8"/>Perfil de Aluno</text:p>
      <text:p text:style-name="P3"><text:s text:c="6"/>&lt;/Text&gt;</text:p>
      <text:p text:style-name="P3"><text:s text:c="6"/>{/* Incluindo a foto do aluno do GitHub */}</text:p>
      <text:p text:style-name="P3"><text:s text:c="6"/>&lt;Image</text:p>
      <text:p text:style-name="P3"><text:s text:c="8"/>source={{ uri: 'https://avatars.githubusercontent.com/seu_usuario_do_github' }}</text:p>
      <text:p text:style-name="P3"><text:s text:c="8"/>style={styles.avatar}</text:p>
      <text:p text:style-name="P3"><text:s text:c="6"/>/&gt;</text:p>
      <text:p text:style-name="P3"><text:s text:c="6"/>&lt;View style={styles.profileContainer}&gt;</text:p>
      <text:p text:style-name="P3"><text:s text:c="8"/>&lt;TextInput</text:p>
      <text:p text:style-name="P3"><text:s text:c="10"/>placeholder="Nome"</text:p>
      <text:p text:style-name="P3"><text:s text:c="10"/>value={nome}</text:p>
      <text:p text:style-name="P3"><text:s text:c="10"/>onChangeText={text =&gt; setNome(text)}</text:p>
      <text:p text:style-name="P3"><text:s text:c="10"/>style={styles.input}</text:p>
      <text:p text:style-name="P3"><text:s text:c="8"/>/&gt;</text:p>
      <text:p text:style-name="P3"><text:s text:c="8"/>&lt;TextInput</text:p>
      <text:p text:style-name="P3"><text:s text:c="10"/>placeholder="Idade"</text:p>
      <text:p text:style-name="P3"><text:s text:c="10"/>value={idade}</text:p>
      <text:p text:style-name="P3"><text:s text:c="10"/>onChangeText={text =&gt; setIdade(text)}</text:p>
      <text:p text:style-name="P3"><text:s text:c="10"/>keyboardType="numeric"</text:p>
      <text:p text:style-name="P3"><text:s text:c="10"/>style={styles.input}</text:p>
      <text:p text:style-name="P3"><text:s text:c="8"/>/&gt;</text:p>
      <text:p text:style-name="P3"><text:s text:c="8"/>&lt;Picker</text:p>
      <text:p text:style-name="P3"><text:s text:c="10"/>selectedValue={sexo}</text:p>
      <text:p text:style-name="P3"><text:s text:c="10"/>onValueChange={itemValue =&gt; setSexo(itemValue)}</text:p>
      <text:p text:style-name="P3"><text:s text:c="10"/>style={styles.input}</text:p>
      <text:p text:style-name="P3"><text:s text:c="8"/>&gt;</text:p>
      <text:p text:style-name="P3"><text:s text:c="10"/>&lt;Picker.Item label="Masculino" value="Masculino" /&gt;</text:p>
      <text:p text:style-name="P3"><text:s text:c="10"/>&lt;Picker.Item label="Feminino" value="Feminino" /&gt;</text:p>
      <text:p text:style-name="P3"><text:s text:c="8"/>&lt;/Picker&gt;</text:p>
      <text:p text:style-name="P3"><text:s text:c="8"/>&lt;Picker</text:p>
      <text:p text:style-name="P3"><text:s text:c="10"/>selectedValue={escolaridade}</text:p>
      <text:p text:style-name="P3"><text:s text:c="10"/>onValueChange={itemValue =&gt; setEscolaridade(itemValue)}</text:p>
      <text:p text:style-name="P3"><text:s text:c="10"/>style={styles.input}</text:p>
      <text:p text:style-name="P3"><text:s text:c="8"/>&gt;</text:p>
      <text:p text:style-name="P3"><text:s text:c="10"/>&lt;Picker.Item label="Ensino Médio" value="Ensino Médio" /&gt;</text:p>
      <text:p text:style-name="P3"><text:s text:c="10"/>&lt;Picker.Item label="Ensino Superior" value="Ensino Superior" /&gt;</text:p>
      <text:p text:style-name="P3"><text:s text:c="8"/>&lt;/Picker&gt;</text:p>
      <text:p text:style-name="P3"><text:soft-page-break/><text:s text:c="8"/>&lt;TextInput</text:p>
      <text:p text:style-name="P3"><text:s text:c="10"/>placeholder="Matrícula"</text:p>
      <text:p text:style-name="P3"><text:s text:c="10"/>value={matricula}</text:p>
      <text:p text:style-name="P3"><text:s text:c="10"/>onChangeText={text =&gt; setMatricula(text)}</text:p>
      <text:p text:style-name="P3"><text:s text:c="10"/>style={styles.input}</text:p>
      <text:p text:style-name="P3"><text:s text:c="8"/>/&gt;</text:p>
      <text:p text:style-name="P3"><text:s text:c="8"/>&lt;View style={styles.switchContainer}&gt;</text:p>
      <text:p text:style-name="P3"><text:s text:c="10"/>&lt;Text&gt;Fatecano&lt;/Text&gt;</text:p>
      <text:p text:style-name="P3"><text:s text:c="10"/>&lt;Switch value={fatecano} onValueChange={() =&gt; setFatecano(!fatecano)} /&gt;</text:p>
      <text:p text:style-name="P3"><text:s text:c="8"/>&lt;/View&gt;</text:p>
      <text:p text:style-name="P3"><text:s text:c="8"/>&lt;Button title="Confirmar" onPress={salvarDados} /&gt;</text:p>
      <text:p text:style-name="P3"><text:s text:c="8"/>{exibirMensagem &amp;&amp; (</text:p>
      <text:p text:style-name="P3"><text:s text:c="10"/>&lt;Text style={styles.mensagem}&gt;Perfil incluído com sucesso!&lt;/Text&gt;</text:p>
      <text:p text:style-name="P3"><text:s text:c="8"/>)}</text:p>
      <text:p text:style-name="P3"><text:s text:c="8"/>{tarefa !== '' &amp;&amp; tarefa !== 'Realizar Ronda' &amp;&amp; (</text:p>
      <text:p text:style-name="P3"><text:s text:c="10"/>&lt;Text style={styles.tarefa}&gt;Tarefa: {tarefa}&lt;/Text&gt;</text:p>
      <text:p text:style-name="P3"><text:s text:c="8"/>)}</text:p>
      <text:p text:style-name="P3"><text:s text:c="8"/>{endereco !== '' &amp;&amp; &lt;Text style={styles.endereco}&gt;Endereço: {endereco}&lt;/Text&gt;}</text:p>
      <text:p text:style-name="P3"><text:s text:c="6"/>&lt;/View&gt;</text:p>
      <text:p text:style-name="P3"/>
      <text:p text:style-name="P3"><text:s text:c="6"/>&lt;Text style={modoNoturno ? styles.sectionHeaderDark : styles.sectionHeaderLight}&gt;</text:p>
      <text:p text:style-name="P3"><text:s text:c="8"/>Contador de Alunos</text:p>
      <text:p text:style-name="P3"><text:s text:c="6"/>&lt;/Text&gt;</text:p>
      <text:p text:style-name="P3"><text:s text:c="6"/>&lt;Text&gt;Contador: {contadorAlunos}&lt;/Text&gt;</text:p>
      <text:p text:style-name="P3"><text:s text:c="6"/>&lt;Pressable onPress={() =&gt; setContadorAlunos(contadorAlunos + 1)}&gt;</text:p>
      <text:p text:style-name="P3"><text:s text:c="8"/>&lt;Text style={styles.button}&gt;Incrementar Contador&lt;/Text&gt;</text:p>
      <text:p text:style-name="P3"><text:s text:c="6"/>&lt;/Pressable&gt;</text:p>
      <text:p text:style-name="P3"><text:s text:c="6"/>&lt;Pressable onPress={() =&gt; setContadorAlunos(contadorAlunos - 1)}&gt;</text:p>
      <text:p text:style-name="P3"><text:s text:c="8"/>&lt;Text style={styles.button}&gt;Decrementar Contador&lt;/Text&gt;</text:p>
      <text:p text:style-name="P3"><text:s text:c="6"/>&lt;/Pressable&gt;</text:p>
      <text:p text:style-name="P3"/>
      <text:p text:style-name="P3"><text:s text:c="6"/>&lt;Text style={modoNoturno ? styles.sectionHeaderDark : styles.sectionHeaderLight}&gt;</text:p>
      <text:p text:style-name="P3"><text:s text:c="8"/>Switch Dia e Noite</text:p>
      <text:p text:style-name="P3"><text:s text:c="6"/>&lt;/Text&gt;</text:p>
      <text:p text:style-name="P3"><text:s text:c="6"/>&lt;Switch value={modoNoturno} onValueChange={() =&gt; setModoNoturno(!modoNoturno)} /&gt;</text:p>
      <text:p text:style-name="P3"><text:s text:c="6"/>&lt;Text&gt;{modoNoturno ? 'Modo Noturno' : 'Modo Dia'}&lt;/Text&gt;</text:p>
      <text:p text:style-name="P3"/>
      <text:p text:style-name="P3"><text:s text:c="6"/>&lt;Text style={modoNoturno ? styles.sectionHeaderDark : styles.sectionHeaderLight}&gt;</text:p>
      <text:p text:style-name="P3"><text:s text:c="8"/>Lista de Tarefas</text:p>
      <text:p text:style-name="P3"><text:s text:c="6"/>&lt;/Text&gt;</text:p>
      <text:p text:style-name="P3"><text:s text:c="6"/>&lt;View style={styles.tarefasContainer}&gt;</text:p>
      <text:p text:style-name="P3"><text:s text:c="8"/>&lt;Pressable onPress={() =&gt; adicionarTarefa('Realizar Ronda')}&gt;</text:p>
      <text:p text:style-name="P3"><text:s text:c="10"/>&lt;Text style={styles.button}&gt;Realizar Ronda&lt;/Text&gt;</text:p>
      <text:p text:style-name="P3"><text:s text:c="8"/>&lt;/Pressable&gt;</text:p>
      <text:p text:style-name="P3"><text:s text:c="8"/>&lt;Pressable onPress={() =&gt; adicionarTarefa('Controlar Fila')}&gt;</text:p>
      <text:p text:style-name="P3"><text:s text:c="10"/>&lt;Text style={styles.button}&gt;Controlar Fila&lt;/Text&gt;</text:p>
      <text:p text:style-name="P3"><text:s text:c="8"/>&lt;/Pressable&gt;</text:p>
      <text:p text:style-name="P3"><text:s text:c="6"/>&lt;/View&gt;</text:p>
      <text:p text:style-name="P3"><text:s text:c="6"/>{/* &lt;Pressable onPress={adicionarTarefa}&gt;</text:p>
      <text:p text:style-name="P3"><text:s text:c="8"/>&lt;Text style={styles.button}&gt;Adicionar Tarefa&lt;/Text&gt;</text:p>
      <text:p text:style-name="P3"><text:s text:c="6"/>&lt;/Pressable&gt; */}</text:p>
      <text:p text:style-name="P3"><text:s text:c="6"/>{/* {tarefa !== '' &amp;&amp; &lt;Text style={styles.tarefa}&gt;Tarefa: {tarefa}&lt;/Text&gt;} */}</text:p>
      <text:p text:style-name="P3"><text:soft-page-break/></text:p>
      <text:p text:style-name="P3"><text:s text:c="6"/>&lt;Text style={modoNoturno ? styles.sectionHeaderDark : styles.sectionHeaderLight}&gt;</text:p>
      <text:p text:style-name="P3"><text:s text:c="8"/>Consulta de CEP</text:p>
      <text:p text:style-name="P3"><text:s text:c="6"/>&lt;/Text&gt;</text:p>
      <text:p text:style-name="P3"><text:s text:c="6"/>&lt;TextInput</text:p>
      <text:p text:style-name="P3"><text:s text:c="8"/>placeholder="Digite o CEP"</text:p>
      <text:p text:style-name="P3"><text:s text:c="8"/>value={cep}</text:p>
      <text:p text:style-name="P3"><text:s text:c="8"/>onChangeText={text =&gt; setCep(text)}</text:p>
      <text:p text:style-name="P3"><text:s text:c="8"/>keyboardType="numeric"</text:p>
      <text:p text:style-name="P3"><text:s text:c="8"/>style={styles.input}</text:p>
      <text:p text:style-name="P3"><text:s text:c="6"/>/&gt;</text:p>
      <text:p text:style-name="P3"><text:s text:c="6"/>&lt;Pressable onPress={consultarCep}&gt;</text:p>
      <text:p text:style-name="P3"><text:s text:c="8"/>&lt;Text style={styles.button}&gt;Consultar CEP&lt;/Text&gt;</text:p>
      <text:p text:style-name="P3"><text:s text:c="6"/>&lt;/Pressable&gt;</text:p>
      <text:p text:style-name="P3"><text:s text:c="6"/>{endereco !== '' &amp;&amp; &lt;Text style={styles.endereco}&gt;Endereço: {endereco}&lt;/Text&gt;}</text:p>
      <text:p text:style-name="P3"><text:s text:c="4"/>&lt;/ScrollView&gt;</text:p>
      <text:p text:style-name="P3"><text:s text:c="2"/>);</text:p>
      <text:p text:style-name="P3">};</text:p>
      <text:p text:style-name="P3"/>
      <text:p text:style-name="P3">const styles = StyleSheet.create({</text:p>
      <text:p text:style-name="P3"><text:s text:c="2"/>containerLight: {</text:p>
      <text:p text:style-name="P3"><text:s text:c="4"/>flex: 1,</text:p>
      <text:p text:style-name="P3"><text:s text:c="4"/>backgroundColor: '#fff',</text:p>
      <text:p text:style-name="P3"><text:s text:c="4"/>padding: 16,</text:p>
      <text:p text:style-name="P3"><text:s text:c="2"/>},</text:p>
      <text:p text:style-name="P3"><text:s text:c="2"/>containerDark: {</text:p>
      <text:p text:style-name="P3"><text:s text:c="4"/>flex: 1,</text:p>
      <text:p text:style-name="P3"><text:s text:c="4"/>backgroundColor: '#333',</text:p>
      <text:p text:style-name="P3"><text:s text:c="4"/>padding: 16,</text:p>
      <text:p text:style-name="P3"><text:s text:c="2"/>},</text:p>
      <text:p text:style-name="P3"><text:s text:c="2"/>profileContainer: {</text:p>
      <text:p text:style-name="P3"><text:s text:c="4"/>marginBottom: 20,</text:p>
      <text:p text:style-name="P3"><text:s text:c="2"/>},</text:p>
      <text:p text:style-name="P3"><text:s text:c="2"/>tarefasContainer: {</text:p>
      <text:p text:style-name="P3"><text:s text:c="4"/>marginBottom: 10,</text:p>
      <text:p text:style-name="P3"><text:s text:c="2"/>},</text:p>
      <text:p text:style-name="P3"><text:s text:c="2"/>input: {</text:p>
      <text:p text:style-name="P3"><text:s text:c="4"/>height: 40,</text:p>
      <text:p text:style-name="P3"><text:s text:c="4"/>borderColor: 'gray',</text:p>
      <text:p text:style-name="P3"><text:s text:c="4"/>borderWidth: 1,</text:p>
      <text:p text:style-name="P3"><text:s text:c="4"/>marginBottom: 10,</text:p>
      <text:p text:style-name="P3"><text:s text:c="4"/>paddingHorizontal: 10,</text:p>
      <text:p text:style-name="P3"><text:s text:c="4"/>color: '#333', // Cor do texto padrão</text:p>
      <text:p text:style-name="P3"><text:s text:c="2"/>},</text:p>
      <text:p text:style-name="P3"><text:s text:c="2"/>switchContainer: {</text:p>
      <text:p text:style-name="P3"><text:s text:c="4"/>flexDirection: 'row',</text:p>
      <text:p text:style-name="P3"><text:s text:c="4"/>alignItems: 'center',</text:p>
      <text:p text:style-name="P3"><text:s text:c="4"/>marginBottom: 10,</text:p>
      <text:p text:style-name="P3"><text:s text:c="2"/>},</text:p>
      <text:p text:style-name="P3"><text:s text:c="2"/>sectionHeaderLight: {</text:p>
      <text:p text:style-name="P3"><text:s text:c="4"/>fontSize: 20,</text:p>
      <text:p text:style-name="P3"><text:s text:c="4"/>fontWeight: 'bold',</text:p>
      <text:p text:style-name="P3"><text:soft-page-break/><text:s text:c="4"/>marginTop: 20,</text:p>
      <text:p text:style-name="P3"><text:s text:c="4"/>marginBottom: 10,</text:p>
      <text:p text:style-name="P3"><text:s text:c="4"/>color: '#333', // Cor do texto no modo dia</text:p>
      <text:p text:style-name="P3"><text:s text:c="2"/>},</text:p>
      <text:p text:style-name="P3"><text:s text:c="2"/>sectionHeaderDark: {</text:p>
      <text:p text:style-name="P3"><text:s text:c="4"/>fontSize: 20,</text:p>
      <text:p text:style-name="P3"><text:s text:c="4"/>fontWeight: 'bold',</text:p>
      <text:p text:style-name="P3"><text:s text:c="4"/>marginTop: 20,</text:p>
      <text:p text:style-name="P3"><text:s text:c="4"/>marginBottom: 10,</text:p>
      <text:p text:style-name="P3"><text:s text:c="4"/>color: '#fff', // Cor do texto no modo noturno</text:p>
      <text:p text:style-name="P3"><text:s text:c="2"/>},</text:p>
      <text:p text:style-name="P3"><text:s text:c="2"/>avatar: {</text:p>
      <text:p text:style-name="P3"><text:s text:c="4"/>width: 100,</text:p>
      <text:p text:style-name="P3"><text:s text:c="4"/>height: 100,</text:p>
      <text:p text:style-name="P3"><text:s text:c="4"/>borderRadius: 50,</text:p>
      <text:p text:style-name="P3"><text:s text:c="4"/>marginBottom: 10,</text:p>
      <text:p text:style-name="P3"><text:s text:c="2"/>},</text:p>
      <text:p text:style-name="P3"><text:s text:c="2"/>button: {</text:p>
      <text:p text:style-name="P3"><text:s text:c="4"/>backgroundColor: '#4285f4',</text:p>
      <text:p text:style-name="P3"><text:s text:c="4"/>color: '#fff',</text:p>
      <text:p text:style-name="P3"><text:s text:c="4"/>padding: 10,</text:p>
      <text:p text:style-name="P3"><text:s text:c="4"/>marginVertical: 5,</text:p>
      <text:p text:style-name="P3"><text:s text:c="4"/>textAlign: 'center',</text:p>
      <text:p text:style-name="P3"><text:s text:c="2"/>},</text:p>
      <text:p text:style-name="P3"><text:s text:c="2"/>mensagem: {</text:p>
      <text:p text:style-name="P3"><text:s text:c="4"/>color: '#4285f4',</text:p>
      <text:p text:style-name="P3"><text:s text:c="4"/>fontSize: 16,</text:p>
      <text:p text:style-name="P3"><text:s text:c="4"/>textAlign: 'center',</text:p>
      <text:p text:style-name="P3"><text:s text:c="4"/>marginTop: 10,</text:p>
      <text:p text:style-name="P3"><text:s text:c="2"/>},</text:p>
      <text:p text:style-name="P3"><text:s text:c="2"/>tarefa: {</text:p>
      <text:p text:style-name="P3"><text:s text:c="4"/>color: '#333',</text:p>
      <text:p text:style-name="P3"><text:s text:c="4"/>fontSize: 16,</text:p>
      <text:p text:style-name="P3"><text:s text:c="4"/>marginTop: 10,</text:p>
      <text:p text:style-name="P3"><text:s text:c="2"/>},</text:p>
      <text:p text:style-name="P3"><text:s text:c="2"/>endereco: {</text:p>
      <text:p text:style-name="P3"><text:s text:c="4"/>color: '#333',</text:p>
      <text:p text:style-name="P3"><text:s text:c="4"/>fontSize: 16,</text:p>
      <text:p text:style-name="P3"><text:s text:c="4"/>marginTop: 10,</text:p>
      <text:p text:style-name="P3"><text:s text:c="2"/>},</text:p>
      <text:p text:style-name="P3">});</text:p>
      <text:p text:style-name="P3"/>
      <text:p text:style-name="P3">export default App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0:45:47.520817363</meta:creation-date>
    <dc:date>2023-12-02T11:56:13.380542345</dc:date>
    <meta:editing-duration>PT18M36S</meta:editing-duration>
    <meta:editing-cycles>1</meta:editing-cycles>
    <meta:document-statistic meta:table-count="0" meta:image-count="0" meta:object-count="0" meta:page-count="5" meta:paragraph-count="232" meta:word-count="711" meta:character-count="7779" meta:non-whitespace-character-count="6084"/>
    <meta:generator>LibreOffice/7.3.7.2$Linux_X86_64 LibreOffice_project/30$Build-2</meta:generator>
  </office:meta>
</office:document-meta>
</file>